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1b6aa" officeooo:paragraph-rsid="0011b6a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1b6aa" officeooo:paragraph-rsid="0011b6aa" style:font-size-asian="20pt" style:font-weight-asian="bold" style:font-size-complex="20pt" style:font-weight-complex="bold"/>
    </style:style>
    <style:style style:name="T1" style:family="text">
      <style:text-properties fo:font-size="18pt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Github</text:p>
      <text:p text:style-name="P1"/>
      <text:p text:style-name="P1">https://github.com/chimiboris/projet_bibliotheque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04:44.438199814</meta:creation-date>
    <dc:date>2025-01-14T21:16:18.614531525</dc:date>
    <meta:editing-duration>PT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" meta:character-count="64" meta:non-whitespace-character-count="63"/>
  </office:meta>
</office:document-meta>
</file>